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31e0d" officeooo:paragraph-rsid="00131e0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31e0d" officeooo:paragraph-rsid="00131e0d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31e0d" officeooo:paragraph-rsid="00131e0d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31e0d" officeooo:paragraph-rsid="00131e0d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65dac" officeooo:paragraph-rsid="00165dac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65dac" officeooo:paragraph-rsid="00167890" style:font-weight-asian="normal" style:font-weight-complex="normal"/>
    </style:style>
    <style:style style:name="T1" style:family="text">
      <style:text-properties officeooo:rsid="0014f702"/>
    </style:style>
    <style:style style:name="T2" style:family="text">
      <style:text-properties officeooo:rsid="00167890"/>
    </style:style>
    <style:style style:name="T3" style:family="text">
      <style:text-properties officeooo:rsid="001854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se fonctionnelle</text:p>
      <text:p text:style-name="P1"/>
      <text:p text:style-name="P2">Fonctionnalités</text:p>
      <text:p text:style-name="P3"/>
      <text:p text:style-name="P3">- Recherche de recettes</text:p>
      <text:p text:style-name="P3">- Liste des ingrédients en notre possession</text:p>
      <text:p text:style-name="P3">- Ajouter un aliment (nom, catégorie, date de péremption)</text:p>
      <text:p text:style-name="P3">- Système de connexion</text:p>
      <text:p text:style-name="P3">- Sélection de recette</text:p>
      <text:p text:style-name="P3">- <text:span text:style-name="T1">Ajouter/modifier/supprimer des recettes</text:span></text:p>
      <text:p text:style-name="P3"/>
      <text:p text:style-name="P2">Selon Personas</text:p>
      <text:p text:style-name="P2"/>
      <text:p text:style-name="P3">- Alerte date de péremption (Hector Veil)</text:p>
      <text:p text:style-name="P3">- Ajouter à partir d’une recette un ingrédient dans la liste de courses (Eva Cuation)</text:p>
      <text:p text:style-name="P3">- Filtre (allergies) (Eva Cuation)</text:p>
      <text:p text:style-name="P3">- Filtre (végétarien) (Cécile Delonre)</text:p>
      <text:p text:style-name="P3">- <text:span text:style-name="T1">Filtre (catégorie ex : Pâtisseries) (Eva Cuation)</text:span></text:p>
      <text:p text:style-name="P3">- Imprimer recette (Hector Veil)</text:p>
      <text:p text:style-name="P3">- Indicateur de sanité par recette (Laure Hage, Nicolas Dujardin)</text:p>
      <text:p text:style-name="P3">- <text:span text:style-name="T1">Générer l</text:span>iste de courses (Eva Cuation)</text:p>
      <text:p text:style-name="P3">- Gestion de la liste de courses (Nicolas Dujardin)</text:p>
      <text:p text:style-name="P3">- <text:span text:style-name="T1">Indiquer le nombre de personnes pour la recette (Laure Hage)</text:span></text:p>
      <text:p text:style-name="P3">- <text:span text:style-name="T1">Évaluer une recette (Laure Hage)</text:span></text:p>
      <text:p text:style-name="P3">- <text:span text:style-name="T1">Ajouter une recette aux favoris (Laure Hage)</text:span></text:p>
      <text:p text:style-name="P3">- <text:span text:style-name="T1">Trier les résultats de la recherche (par exemple par note) (Eva Cuation)</text:span></text:p>
      <text:p text:style-name="P3">- <text:span text:style-name="T1">Notification pour les courses (Eva Cuation)</text:span></text:p>
      <text:p text:style-name="P3"/>
      <text:p text:style-name="P3"/>
      <text:p text:style-name="P5">Catégories :</text:p>
      <text:p text:style-name="P5"/>
      <text:p text:style-name="P5"><text:s/><text:tab/>1- Gestion <text:span text:style-name="T2">d'un compte</text:span></text:p>
      <text:p text:style-name="P5"><text:tab/><text:tab/>- Créer <text:span text:style-name="T2">un compte / personne</text:span></text:p>
      <text:p text:style-name="P5"><text:tab/><text:tab/>- Se connecter</text:p>
      <text:p text:style-name="P5"><text:tab/><text:tab/>- Informations / Profil <text:span text:style-name="T2">(infos persos, régime alimentaire, goûts, …)</text:span></text:p>
      <text:p text:style-name="P5"><text:tab/><text:tab/>- Localiser <text:span text:style-name="T2">(désactivation possible / compte)</text:span></text:p>
      <text:p text:style-name="P5"><text:tab/><text:tab/>- Supprimer son compte</text:p>
      <text:p text:style-name="P5"/>
      <text:p text:style-name="P5"><text:tab/><text:span text:style-name="T3">2- Gestion d'un foyer</text:span></text:p>
      <text:p text:style-name="P6"><text:tab/><text:tab/>- <text:span text:style-name="T2">Création d'un foyer</text:span></text:p>
      <text:p text:style-name="P6"><text:tab/><text:tab/>- <text:span text:style-name="T2">Ajouter une personne dans un foyer</text:span></text:p>
      <text:p text:style-name="P6"><text:tab/><text:tab/>- <text:span text:style-name="T2">Supprimer un membre du foyer</text:span></text:p>
      <text:p text:style-name="P6"><text:tab/><text:tab/>- <text:span text:style-name="T2">Supprimer un foyer</text:span></text:p>
      <text:p text:style-name="P5"/>
      <text:p text:style-name="P5"/>
      <text:p text:style-name="P5"><text:tab/><text:span text:style-name="T3">3</text:span>- Liste des ingrédients en notre possession</text:p>
      <text:p text:style-name="P5"><text:tab/><text:tab/>- Ajouter</text:p>
      <text:p text:style-name="P5"><text:tab/><text:tab/>- Modifier</text:p>
      <text:p text:style-name="P5"><text:tab/><text:tab/>- Supprimer</text:p>
      <text:p text:style-name="P5"><text:tab/><text:tab/>- Consulter</text:p>
      <text:p text:style-name="P5"/>
      <text:p text:style-name="P5"/>
      <text:p text:style-name="P5"><text:soft-page-break/><text:tab/><text:span text:style-name="T3">4</text:span>- Liste de courses</text:p>
      <text:p text:style-name="P5"><text:tab/><text:tab/>- Ajouter un ingrédient (nom, catégorie, date de péremption)</text:p>
      <text:p text:style-name="P5"><text:tab/><text:tab/>- Modifier un ingrédient</text:p>
      <text:p text:style-name="P5"><text:tab/><text:tab/>- Supprimer un ingrédient</text:p>
      <text:p text:style-name="P5"><text:tab/><text:tab/>- Consulter la liste avec recherche (filtrage selon nom, catégorie et/ou date de péremption)</text:p>
      <text:p text:style-name="P5"><text:tab/><text:tab/>- Barrer un ingrédient avant achat</text:p>
      <text:p text:style-name="P5"><text:tab/><text:tab/>- Bouton « Transfert » qui transfère la liste des ingrédients de courses barrés, dans la liste de ses ingrédients.</text:p>
      <text:p text:style-name="P5"/>
      <text:p text:style-name="P5"><text:tab/><text:span text:style-name="T3">5</text:span>- <text:s/>Liste de recettes</text:p>
      <text:p text:style-name="P5"><text:tab/><text:tab/>- Rechercher selon filtre (ingrédients, végan, allergies, indicateur de sanité, <text:span text:style-name="T2">goûts</text:span>…)</text:p>
      <text:p text:style-name="P5"><text:tab/><text:tab/>- Consulter une recette</text:p>
      <text:p text:style-name="P5"><text:tab/><text:tab/>- Imprimer une recette</text:p>
      <text:p text:style-name="P5"><text:tab/><text:tab/>- Ajouter une recette <text:span text:style-name="T2">(ingrédients, niveau de difficulté, image, nombre de personne, durée de préparation/cuisson, instructions, indicateur de sanité, certification selon régime)</text:span></text:p>
      <text:p text:style-name="P5"><text:tab/><text:tab/>- Modifier une de ses recettes</text:p>
      <text:p text:style-name="P5"><text:tab/><text:tab/>- Supprimer une de ses recettes</text:p>
      <text:p text:style-name="P5"><text:tab/><text:tab/>- Évaluer une recette</text:p>
      <text:p text:style-name="P5"><text:tab/><text:tab/>- Commenter une recette</text:p>
      <text:p text:style-name="P5"><text:tab/><text:tab/>- Répondre aux commentaires de sa recette (mise en avant)</text:p>
      <text:p text:style-name="P5"><text:tab/><text:tab/>- Ajouter une recette aux favoris</text:p>
      <text:p text:style-name="P5"/>
      <text:p text:style-name="P5"><text:tab/><text:span text:style-name="T3">6</text:span>- Recettes favorites</text:p>
      <text:p text:style-name="P5"><text:tab/><text:tab/>- Supprimer un favori</text:p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08:53:56.835886279</meta:creation-date>
    <dc:date>2016-09-30T10:05:12.980754808</dc:date>
    <meta:editing-duration>PT19M56S</meta:editing-duration>
    <meta:editing-cycles>3</meta:editing-cycles>
    <meta:generator>LibreOffice/4.2.8.2$Linux_X86_64 LibreOffice_project/420m0$Build-2</meta:generator>
    <dc:creator>Julien </dc:creator>
    <meta:document-statistic meta:table-count="0" meta:image-count="0" meta:object-count="0" meta:page-count="2" meta:paragraph-count="60" meta:word-count="377" meta:character-count="2383" meta:non-whitespace-character-count="1998"/>
  </office:meta>
</office:document-meta>
</file>